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text-properties fo:language="en" fo:country="US"/>
    </style:style>
    <style:style style:name="P2" style:parent-style-name="Normal" style:family="paragraph">
      <style:paragraph-properties fo:text-align="justify"/>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T5" style:parent-style-name="DefaultParagraphFont" style:family="text">
      <style:text-properties fo:language="en" fo:country="US"/>
    </style:style>
    <style:style style:name="T6" style:parent-style-name="DefaultParagraphFont" style:family="text">
      <style:text-properties fo:language="en" fo:country="US"/>
    </style:style>
    <style:style style:name="T7" style:parent-style-name="DefaultParagraphFont" style:family="text">
      <style:text-properties fo:language="en" fo:country="US"/>
    </style:style>
    <style:style style:name="T8" style:parent-style-name="DefaultParagraphFont" style:family="text">
      <style:text-properties fo:language="en" fo:country="US"/>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11" style:parent-style-name="DefaultParagraphFont" style:family="text">
      <style:text-properties fo:language="en" fo:country="US"/>
    </style:style>
    <style:style style:name="T12" style:parent-style-name="DefaultParagraphFont" style:family="text">
      <style:text-properties fo:language="en" fo:country="US"/>
    </style:style>
    <style:style style:name="T13" style:parent-style-name="DefaultParagraphFont" style:family="text">
      <style:text-properties fo:language="en" fo:country="US"/>
    </style:style>
  </office:automatic-styles>
  <office:body>
    <office:text text:use-soft-page-breaks="true">
      <text:p text:style-name="P1">The creator<text:s/>has<text:s/>chosen<text:s/>to apply the factory pattern in the RotatorFactory class.<text:s/>This let him be able to make a rotaion, either clockwise or anticlockwise by using the method: factory.rotate(rotation, int[][]) (factory is an object of RotatorFactory).</text:p>
      <text:p text:style-name="P2"><text:span text:style-name="T3">Factory pattern</text:span><text:span text:style-name="T4"><text:s/>makes it easier for any client to create a rotation. If a client</text:span><text:span text:style-name="T5"><text:s/>were to</text:span><text:span text:style-name="T6"><text:s/>create the rotation directly it</text:span><text:span text:style-name="T7"><text:s/>would have to create an object of class Rotator then use the object to access to the method Rotate() inside the class as well as the method getRotatedMatrix() that it inherits from AbstractRotator which implements the Rotator interface. So it is very clearly that creating a rotation through a factory is quicker and easier. A client who wants to create a rotation only needs to know about what kind of rotation it needs (anticlockwise/clockwise) as well as the rotateMe and nothing else. In addition</text:span><text:span text:style-name="T8">,</text:span><text:span text:style-name="T9"><text:s/>factory pattern allow</text:span><text:span text:style-name="T10">s</text:span><text:span text:style-name="T11"><text:s/>the creator to follow the SOLID principles.</text:span><text:span text:style-name="T12"><text:s/>In particular,</text:span><text:span text:style-name="T13"><text:s/>Factories and interfaces give more flexibility for decoupling and therefore increase the degree of DIP (dependency inversion principle) for the whole projec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meta:initial-creator>
    <dc:creator>BenJ</dc:creator>
    <meta:creation-date>2017-03-06T13:26:00Z</meta:creation-date>
    <dc:date>2017-03-06T20:27:00Z</dc:date>
    <meta:template xlink:href="Normal.dotm" xlink:type="simple"/>
    <meta:editing-cycles>1</meta:editing-cycles>
    <meta:editing-duration>PT24060S</meta:editing-duration>
    <meta:document-statistic meta:page-count="1" meta:paragraph-count="2" meta:word-count="177" meta:character-count="1114" meta:row-count="7" meta:non-whitespace-character-count="939"/>
  </office:meta>
</office:document-meta>
</file>